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\De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$R/R_{text{кр}}$</text:p>
          </table:table-cell>
          <table:table-cell office:value-type="string" calcext:value-type="string">
            <text:p>$R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U_k$</text:p>
          </table:table-cell>
          <table:table-cell office:value-type="string" calcext:value-type="string">
            <text:p>$U_{k+n}$</text:p>
          </table:table-cell>
          <table:table-cell office:value-type="string" calcext:value-type="string">
            <text:p>$\Theta$</text:p>
          </table:table-cell>
          <table:table-cell office:value-type="string" calcext:value-type="string">
            <text:p>Rk</text:p>
          </table:table-cell>
          <table:table-cell table:number-columns-repeated="2"/>
        </table:table-row>
        <table:table-row table:style-name="ro1">
          <table:table-cell table:style-name="ce1" table:formula="of:=2*PI()*SQRT([.B3]*0.145)" office:value-type="float" office:value="0.338359883929281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formula="of:=[.E3]*[.C3]/[.D3]" office:value-type="float" office:value="0.333333333333333" calcext:value-type="float">
            <text:p>0.3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H3]*9500"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1.6" calcext:value-type="float">
            <text:p>1.6</text:p>
          </table:table-cell>
          <table:table-cell table:style-name="ce3" table:formula="of:=1/[.J3]*LN([.K3]/[.L3])" office:value-type="float" office:value="0.626381484247684" calcext:value-type="float">
            <text:p>0.626</text:p>
          </table:table-cell>
          <table:table-cell table:formula="of:=[.I3]+20" office:value-type="float" office:value="970" calcext:value-type="float">
            <text:p>970</text:p>
          </table:table-cell>
          <table:table-cell table:formula="of:=1/[.M3]/[.M3]" office:value-type="float" office:value="2.54872029337409" calcext:value-type="float">
            <text:p>2.54872029337409</text:p>
          </table:table-cell>
          <table:table-cell table:formula="of:=1/[.N3]/[.N3]" office:value-type="float" office:value="0.00000106281220108407" calcext:value-type="float">
            <text:p>1.06281220108407E-06</text:p>
          </table:table-cell>
        </table:table-row>
        <table:table-row table:style-name="ro1">
          <table:table-cell table:style-name="ce1" table:formula="of:=2*PI()*SQRT([.B4]*0.145)" office:value-type="float" office:value="0.793524266036963" calcext:value-type="float">
            <text:p>0.79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style-name="ce1" table:formula="of:=[.E4]*[.C4]/[.D4]" office:value-type="float" office:value="0.933333333333333" calcext:value-type="float">
            <text:p>0.93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H4]*9500"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style-name="ce3" table:formula="of:=1/[.J4]*LN([.K4]/[.L4])" office:value-type="float" office:value="0.773781254358006" calcext:value-type="float">
            <text:p>0.774</text:p>
          </table:table-cell>
          <table:table-cell table:formula="of:=[.I4]+20" office:value-type="float" office:value="1255" calcext:value-type="float">
            <text:p>1255</text:p>
          </table:table-cell>
          <table:table-cell table:formula="of:=1/[.M4]/[.M4]" office:value-type="float" office:value="1.67018120225924" calcext:value-type="float">
            <text:p>1.67018120225924</text:p>
          </table:table-cell>
          <table:table-cell table:formula="of:=1/[.N4]/[.N4]" office:value-type="float" office:value="0.000000634910556975286" calcext:value-type="float">
            <text:p>6.34910556975286E-07</text:p>
          </table:table-cell>
        </table:table-row>
        <table:table-row table:style-name="ro1">
          <table:table-cell table:style-name="ce1" table:formula="of:=2*PI()*SQRT([.B5]*0.145)" office:value-type="float" office:value="1.06998790204673" calcext:value-type="float">
            <text:p>1.0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table:style-name="ce1" table:formula="of:=[.E5]*[.C5]/[.D5]" office:value-type="float" office:value="1.06666666666667" calcext:value-type="float">
            <text:p>1.07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H5]*9500"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style-name="ce3" table:formula="of:=1/[.J5]*LN([.K5]/[.L5])" office:value-type="float" office:value="0.948559992442941" calcext:value-type="float">
            <text:p>0.949</text:p>
          </table:table-cell>
          <table:table-cell table:formula="of:=[.I5]+20" office:value-type="float" office:value="1540" calcext:value-type="float">
            <text:p>1540</text:p>
          </table:table-cell>
          <table:table-cell table:formula="of:=1/[.M5]/[.M5]" office:value-type="float" office:value="1.11140000192796" calcext:value-type="float">
            <text:p>1.11140000192796</text:p>
          </table:table-cell>
          <table:table-cell table:formula="of:=1/[.N5]/[.N5]" office:value-type="float" office:value="0.00000042165626581211" calcext:value-type="float">
            <text:p>4.2165626581211E-07</text:p>
          </table:table-cell>
        </table:table-row>
        <table:table-row table:style-name="ro1">
          <table:table-cell table:style-name="ce1" table:formula="of:=2*PI()*SQRT([.B6]*0.145)" office:value-type="float" office:value="1.28843605206593" calcext:value-type="float">
            <text:p>1.29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 table:style-name="ce1" table:formula="of:=[.E6]*[.C6]/[.D6]" office:value-type="float" office:value="1.3" calcext:value-type="float">
            <text:p>1.30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H6]*9500" office:value-type="float" office:value="1805" calcext:value-type="float">
            <text:p>1805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table:style-name="ce3" table:formula="of:=1/[.J6]*LN([.K6]/[.L6])" office:value-type="float" office:value="1.05510660017329" calcext:value-type="float">
            <text:p>1.055</text:p>
          </table:table-cell>
          <table:table-cell table:formula="of:=[.I6]+20" office:value-type="float" office:value="1825" calcext:value-type="float">
            <text:p>1825</text:p>
          </table:table-cell>
          <table:table-cell table:formula="of:=1/[.M6]/[.M6]" office:value-type="float" office:value="0.898270878900527" calcext:value-type="float">
            <text:p>0.898270878900527</text:p>
          </table:table-cell>
          <table:table-cell table:formula="of:=1/[.N6]/[.N6]" office:value-type="float" office:value="0.000000300243948207919" calcext:value-type="float">
            <text:p>3.00243948207919E-07</text:p>
          </table:table-cell>
        </table:table-row>
        <table:table-row table:style-name="ro1">
          <table:table-cell table:style-name="ce1" table:formula="of:=2*PI()*SQRT([.B7]*0.145)" office:value-type="float" office:value="1.47487654059589" calcext:value-type="float">
            <text:p>1.47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style-name="ce1" table:formula="of:=[.E7]*[.C7]/[.D7]" office:value-type="float" office:value="1.48" calcext:value-type="float">
            <text:p>1.48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H7]*9500" office:value-type="float" office:value="2090" calcext:value-type="float">
            <text:p>2090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table:style-name="ce3" table:formula="of:=1/[.J7]*LN([.K7]/[.L7])" office:value-type="float" office:value="1.305034896371" calcext:value-type="float">
            <text:p>1.305</text:p>
          </table:table-cell>
          <table:table-cell table:formula="of:=[.I7]+20" office:value-type="float" office:value="2110" calcext:value-type="float">
            <text:p>2110</text:p>
          </table:table-cell>
          <table:table-cell table:formula="of:=1/[.M7]/[.M7]" office:value-type="float" office:value="0.587159038250605" calcext:value-type="float">
            <text:p>0.587159038250605</text:p>
          </table:table-cell>
          <table:table-cell table:formula="of:=1/[.N7]/[.N7]" office:value-type="float" office:value="0.000000224613103928483" calcext:value-type="float">
            <text:p>2.24613103928483E-07</text:p>
          </table:table-cell>
        </table:table-row>
        <table:table-row table:style-name="ro1">
          <table:table-cell table:style-name="ce1" table:formula="of:=2*PI()*SQRT([.B8]*0.145)" office:value-type="float" office:value="1.6402603938817" calcext:value-type="float">
            <text:p>1.64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table:style-name="ce1" table:formula="of:=[.E8]*[.C8]/[.D8]" office:value-type="float" office:value="1.65" calcext:value-type="float">
            <text:p>1.65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H8]*9500"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table:style-name="ce3" table:formula="of:=1/[.J8]*LN([.K8]/[.L8])" office:value-type="float" office:value="1.55814461804655" calcext:value-type="float">
            <text:p>1.558</text:p>
          </table:table-cell>
          <table:table-cell table:formula="of:=[.I8]+20" office:value-type="float" office:value="2395" calcext:value-type="float">
            <text:p>2395</text:p>
          </table:table-cell>
          <table:table-cell table:formula="of:=1/[.M8]/[.M8]" office:value-type="float" office:value="0.411893057689614" calcext:value-type="float">
            <text:p>0.411893057689614</text:p>
          </table:table-cell>
          <table:table-cell table:formula="of:=1/[.N8]/[.N8]" office:value-type="float" office:value="0.000000174336757597814" calcext:value-type="float">
            <text:p>1.74336757597814E-07</text:p>
          </table:table-cell>
        </table:table-row>
        <table:table-row table:style-name="ro1">
          <table:table-cell table:style-name="ce1" table:formula="of:=2*PI()*SQRT([.B9]*0.145)" office:value-type="float" office:value="1.79043221303512" calcext:value-type="float">
            <text:p>1.79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table:style-name="ce1" table:formula="of:=[.E9]*[.C9]/[.D9]" office:value-type="float" office:value="1.8" calcext:value-type="float">
            <text:p>1.80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[.H9]*9500"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style-name="ce3" table:formula="of:=1/[.J9]*LN([.K9]/[.L9])" office:value-type="float" office:value="1.79175946922806" calcext:value-type="float">
            <text:p>1.792</text:p>
          </table:table-cell>
          <table:table-cell table:formula="of:=[.I9]+20" office:value-type="float" office:value="2680" calcext:value-type="float">
            <text:p>2680</text:p>
          </table:table-cell>
          <table:table-cell table:formula="of:=1/[.M9]/[.M9]" office:value-type="float" office:value="0.311487471469424" calcext:value-type="float">
            <text:p>0.311487471469424</text:p>
          </table:table-cell>
          <table:table-cell table:formula="of:=1/[.N9]/[.N9]" office:value-type="float" office:value="0.000000139229226999332" calcext:value-type="float">
            <text:p>1.39229226999332E-07</text:p>
          </table:table-cell>
        </table:table-row>
        <table:table-row table:style-name="ro1">
          <table:table-cell table:style-name="ce1" table:formula="of:=2*PI()*SQRT([.B10]*0.145)" office:value-type="float" office:value="1.92894812247782" calcext:value-type="float">
            <text:p>1.93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table:style-name="ce1" table:formula="of:=[.E10]*[.C10]/[.D10]" office:value-type="float" office:value="1.95" calcext:value-type="float">
            <text:p>1.9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H10]*9500"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.6" calcext:value-type="float">
            <text:p>0.6</text:p>
          </table:table-cell>
          <table:table-cell table:style-name="ce3" table:formula="of:=1/[.J10]*LN([.K10]/[.L10])" office:value-type="float" office:value="1.94591014905531" calcext:value-type="float">
            <text:p>1.946</text:p>
          </table:table-cell>
          <table:table-cell table:formula="of:=[.I10]+20" office:value-type="float" office:value="2870" calcext:value-type="float">
            <text:p>2870</text:p>
          </table:table-cell>
          <table:table-cell table:formula="of:=1/[.M10]/[.M10]" office:value-type="float" office:value="0.264091506290378" calcext:value-type="float">
            <text:p>0.264091506290378</text:p>
          </table:table-cell>
          <table:table-cell table:formula="of:=1/[.N10]/[.N10]" office:value-type="float" office:value="0.000000121404897473564" calcext:value-type="float">
            <text:p>1.21404897473564E-07</text:p>
          </table:table-cell>
        </table:table-row>
        <table:table-row table:style-name="ro1">
          <table:table-cell table:style-name="ce1" table:formula="of:=2*PI()*SQRT([.B11]*0.145)" office:value-type="float" office:value="2.05816282372109" calcext:value-type="float">
            <text:p>2.0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.2" calcext:value-type="float">
            <text:p>6.2</text:p>
          </table:table-cell>
          <table:table-cell table:style-name="ce1" table:formula="of:=[.E11]*[.C11]/[.D11]" office:value-type="float" office:value="2.06666666666667" calcext:value-type="float">
            <text:p>2.07</text:p>
          </table:table-cell>
          <table:table-cell table:number-columns-repeated="10"/>
        </table:table-row>
        <table:table-row table:style-name="ro1">
          <table:table-cell table:style-name="ce1" table:formula="of:=2*PI()*SQRT([.B12]*0.145)" office:value-type="float" office:value="2.17973107485406" calcext:value-type="float">
            <text:p>2.18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table:style-name="ce1" table:formula="of:=[.E12]*[.C12]/[.D12]" office:value-type="float" office:value="2.2" calcext:value-type="float">
            <text:p>2.20</text:p>
          </table:table-cell>
          <table:table-cell table:number-columns-repeated="10"/>
        </table:table-row>
        <table:table-row table:style-name="ro1">
          <table:table-cell table:style-name="ce1" table:formula="of:=2*PI()*SQRT([.B13]*0.145)" office:value-type="float" office:value="2.26978710397443" calcext:value-type="float">
            <text:p>2.2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table:style-name="ce1" table:formula="of:=[.E13]*[.C13]/[.D13]" office:value-type="float" office:value="2.26666666666667" calcext:value-type="float">
            <text:p>2.27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$f$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$R_{L}$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20.1" calcext:value-type="float">
            <text:p>20.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$L$</text:p>
          </table:table-cell>
          <table:table-cell office:value-type="float" office:value="150.2" calcext:value-type="float">
            <text:p>150.2</text:p>
          </table:table-cell>
          <table:table-cell office:value-type="float" office:value="144.4" calcext:value-type="float">
            <text:p>144.4</text:p>
          </table:table-cell>
          <table:table-cell office:value-type="float" office:value="145.4" calcext:value-type="float">
            <text:p>145.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$R_{\text{кр}}$</text:p>
          </table:table-cell>
          <table:table-cell table:number-columns-repeated="3"/>
          <table:table-cell office:value-type="string" calcext:value-type="string">
            <text:p>$Q$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$L_{\text{}}$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$f(\Theta)$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45\pm9</text:p>
          </table:table-cell>
          <table:table-cell office:value-type="string" calcext:value-type="string">
            <text:p>10.8\pm0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8\pm0.4</text:p>
          </table:table-cell>
          <table:table-cell office:value-type="string" calcext:value-type="string">
            <text:p>950(min)</text:p>
          </table:table-cell>
          <table:table-cell office:value-type="string" calcext:value-type="string">
            <text:p>5.55\pm0.17</text:p>
          </table:table-cell>
          <table:table-cell office:value-type="float" office:value="5.02" calcext:value-type="float">
            <text:p>5.02</text:p>
          </table:table-cell>
          <table:table-cell office:value-type="float" office:value="5.39" calcext:value-type="float">
            <text:p>5.39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2850(max)</text:p>
          </table:table-cell>
          <table:table-cell office:value-type="string" calcext:value-type="string">
            <text:p>1.89\pm0.06</text:p>
          </table:table-cell>
          <table:table-cell office:value-type="float" office:value="1.61" calcext:value-type="float">
            <text:p>1.61</text:p>
          </table:table-cell>
          <table:table-cell office:value-type="float" office:value="1.75" calcext:value-type="float">
            <text:p>1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01:46:57.21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2:04:37.418000000</meta:creation-date>
    <dc:date>2019-12-12T01:47:37.185000000</dc:date>
    <meta:editing-duration>PT16H36M4S</meta:editing-duration>
    <meta:editing-cycles>3</meta:editing-cycles>
    <meta:generator>LibreOffice/5.3.3.2$Windows_x86 LibreOffice_project/3d9a8b4b4e538a85e0782bd6c2d430bafe583448</meta:generator>
    <meta:document-statistic meta:table-count="1" meta:cell-count="179" meta:object-count="0"/>
  </office:meta>
</office:document-meta>
</file>